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is programu Terminarz</text:p>
      <text:p text:style-name="Standard">Autor: Aleksandra Biela</text:p>
      <text:p text:style-name="Standard">Informatyka Inżynierska (studia niestacjonarne)</text:p>
      <text:p text:style-name="Standard"/>
      <text:p text:style-name="Standard"><text:tab/>Terminarz to prosta aplikacja stworzona przy użyciu języka Java, z wykorzystaniem interfejsu JavaFX. Pozwala na zarządzanie kontaktami użytkownika oraz powiązanymi terminami.</text:p>
      <text:p text:style-name="Standard"/>
      <text:p text:style-name="Standard"><text:tab/>Narzędzia użyte do stworzenia aplikacji: NetBeans, Gluon SceneBuilder, SQLite, GitHub</text:p>
      <text:p text:style-name="Standard"/>
      <text:p text:style-name="Standard"><text:tab/>Celem stworzenia aplikacji było wykorzystanie podstawowych kontenerów i kontrolek, które udostępnia JavaFX oraz użycie elementarnych funkcji bazy plikowej SQLite z wykorzystaniem JDB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B</meta:initial-creator>
    <meta:creation-date>2016-09-02T17:49:41.22</meta:creation-date>
    <meta:document-statistic meta:table-count="0" meta:image-count="0" meta:object-count="0" meta:page-count="1" meta:paragraph-count="6" meta:word-count="63" meta:character-count="539"/>
    <dc:date>2016-09-02T17:53:06.90</dc:date>
    <dc:creator>A B</dc:creator>
    <meta:editing-duration>PT3M26S</meta:editing-duration>
    <meta:editing-cycles>1</meta:editing-cycles>
    <meta:generator>OpenOffice/4.1.2$Win32 OpenOffice.org_project/412m3$Build-9782</meta:generator>
  </office:meta>
</office:document-meta>
</file>